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office:version="1.2">
  <office:scripts/>
  <office:font-face-decls>
    <style:font-face style:name="StarSymbol" svg:font-family="StarSymbol"/>
    <style:font-face style:name="Tahoma1" svg:font-family="Tahoma"/>
    <style:font-face style:name="Times" svg:font-family="Times, 'Times New Roman'"/>
    <style:font-face style:name="Nimbus Mono L" svg:font-family="'Nimbus Mono L', 'Courier New'" style:font-family-generic="modern"/>
    <style:font-face style:name="Helvetica" svg:font-family="Helvetica" style:font-family-generic="swiss"/>
    <style:font-face style:name="DejaVuSans" svg:font-family="DejaVuSans" style:font-pitch="variable"/>
    <style:font-face style:name="HG Mincho Light J" svg:font-family="'HG Mincho Light J', msmincho" style:font-pitch="variable"/>
    <style:font-face style:name="Tahoma" svg:font-family="Tahoma"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master-page-name="Standard">
      <style:paragraph-properties style:page-number="auto"/>
      <style:text-properties fo:font-size="20pt" style:font-size-asian="20pt" style:font-size-complex="20pt"/>
    </style:style>
    <style:style style:name="P2" style:family="paragraph" style:parent-style-name="Preformatted_20_Text">
      <style:paragraph-properties fo:margin-left="1cm" fo:margin-right="1cm" fo:text-indent="0cm" style:auto-text-indent="false"/>
    </style:style>
    <style:style style:name="P3" style:family="paragraph" style:parent-style-name="Preformatted_20_Text">
      <style:paragraph-properties fo:margin-left="1cm" fo:margin-right="1cm" fo:text-indent="0cm" style:auto-text-indent="false"/>
      <style:text-properties style:use-window-font-color="true" fo:font-size="10pt" fo:language="fr" fo:country="FR" style:letter-kerning="true" style:font-name-asian="Nimbus Mono L" style:font-size-asian="10pt" style:language-asian="zxx" style:country-asian="none" style:font-name-complex="Nimbus Mono L" style:font-size-complex="10pt" style:language-complex="zxx" style:country-complex="none"/>
    </style:style>
    <style:style style:name="T1" style:family="text">
      <style:text-properties style:use-window-font-color="true" fo:font-size="10pt" fo:language="fr" fo:country="FR" style:letter-kerning="true" style:font-name-asian="Nimbus Mono L" style:font-size-asian="10pt" style:language-asian="zxx" style:country-asian="none" style:font-name-complex="Nimbus Mono L" style:font-size-complex="10pt" style:language-complex="zxx" style:country-complex="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fonctions</text:p>
      <text:h text:style-name="Heading_20_1" text:outline-level="1"><text:s/>Trace de programme contenant plusieurs fonctions</text:h>
      <text:p text:style-name="Text_20_body">Il faut faire un tableau de trace par appel de fonction. Les tableaux sont fait au fur et à mesure de l'exécution du programme. On nomme chaque tableau par l'appel de la fonction et on ajoute une dernière ligne indiquant la valeur de la fonction renvoyée.</text:p>
      <text:p text:style-name="Text_20_body"/>
      <text:p text:style-name="Text_20_body">Exemples de trace de programmes :</text:p>
      <text:p text:style-name="Text_20_body">1)</text:p>
      <text:p text:style-name="Text_20_body">#include &lt;stdlib.h&gt; /* EXIT_SUCCESS */</text:p>
      <text:p text:style-name="Text_20_body">#include &lt;stdio.h&gt; /* printf */</text:p>
      <text:p text:style-name="Text_20_body"/>
      <text:p text:style-name="Text_20_body">/* déclaration de fonctions utilisateur */</text:p>
      <text:p text:style-name="Text_20_body">/* renvoie le carre de x */ </text:p>
      <text:p text:style-name="Text_20_body">double carre(double x);</text:p>
      <text:p text:style-name="Text_20_body"/>
      <text:p text:style-name="Text_20_body">int main()</text:p>
      <text:p text:style-name="Text_20_body">{</text:p>
      <text:p text:style-name="Text_20_body"><text:tab/>double x = 3.1;</text:p>
      <text:p text:style-name="Text_20_body"/>
      <text:p text:style-name="Text_20_body"><text:tab/>printf(«%g exposant 2 vaut %g.\n »,x,carre(x));</text:p>
      <text:p text:style-name="Text_20_body"><text:tab/>printf(«%g exposant 4 vaut %g.\n »,x,carre(carre(x));</text:p>
      <text:p text:style-name="Text_20_body"/>
      <text:p text:style-name="Text_20_body"><text:tab/>/* valeur fonction */</text:p>
      <text:p text:style-name="Text_20_body"><text:tab/>return EXIT_SUCCESS;</text:p>
      <text:p text:style-name="Text_20_body">}</text:p>
      <text:p text:style-name="Text_20_body"/>
      <text:p text:style-name="Text_20_body">/* implantation de fonctions utilisateur */</text:p>
      <text:p text:style-name="Text_20_body">double carre(double x)</text:p>
      <text:p text:style-name="Text_20_body">{</text:p>
      <text:p text:style-name="Text_20_body"><text:tab/>/* valeur fonction */</text:p>
      <text:p text:style-name="Text_20_body"><text:tab/>return x * x;</text:p>
      <text:p text:style-name="Text_20_body">}</text:p>
      <text:p text:style-name="Text_20_body"/>
      <text:p text:style-name="Text_20_body">Correction : faire trace et 3.1^2 = 9.61 et 9.61^2 = 92.3521</text:p>
      <text:p text:style-name="Text_20_body"/>
      <text:p text:style-name="Text_20_body">2)</text:p>
      <text:p text:style-name="Text_20_body"><text:soft-page-break/>#include &lt;stdlib.h&gt;</text:p>
      <text:p text:style-name="Text_20_body">#include &lt;stdio.h&gt;</text:p>
      <text:p text:style-name="Text_20_body"/>
      <text:p text:style-name="Text_20_body">/* déclaration de fonctions utilisateurs */</text:p>
      <text:p text:style-name="Text_20_body">int modification_param(int i);</text:p>
      <text:p text:style-name="Text_20_body"/>
      <text:p text:style-name="Text_20_body">int main()</text:p>
      <text:p text:style-name="Text_20_body">{</text:p>
      <text:p text:style-name="Text_20_body"><text:s text:c="2"/>int i = 0;</text:p>
      <text:p text:style-name="Text_20_body"><text:s text:c="2"/>int j;</text:p>
      <text:p text:style-name="Text_20_body"/>
      <text:p text:style-name="Text_20_body"><text:s text:c="2"/>j = modification_param(i);</text:p>
      <text:p text:style-name="Text_20_body"/>
      <text:p text:style-name="Text_20_body"><text:s text:c="2"/>printf(« i = %d et j = %d\n » ,i,j);</text:p>
      <text:p text:style-name="Text_20_body"/>
      <text:p text:style-name="Text_20_body"><text:s text:c="2"/>return EXIT_SUCCESS;</text:p>
      <text:p text:style-name="Text_20_body">}</text:p>
      <text:p text:style-name="Text_20_body"/>
      <text:p text:style-name="Text_20_body">/* implantation de fonctions utilisateur */</text:p>
      <text:p text:style-name="Text_20_body">int modification_param(int i)</text:p>
      <text:p text:style-name="Text_20_body">{</text:p>
      <text:p text:style-name="Text_20_body"><text:s text:c="2"/>i = 10;</text:p>
      <text:p text:style-name="Text_20_body"><text:s text:c="2"/>return i;</text:p>
      <text:p text:style-name="Text_20_body">}</text:p>
      <text:p text:style-name="Text_20_body"/>
      <text:p text:style-name="Text_20_body">Exercice : Réécrire la fonction puissance sans utiliser de variables locales, autres que les paramètres formels.</text:p>
      <text:h text:style-name="Heading_20_1" text:outline-level="1"><text:s/>Fonctions sans valeur de retour</text:h>
      <text:p text:style-name="Text_20_body">Il est possible de définir des fonctions sans valeur de retour. Le résultat de l'exécution de la fonction doit donc être communiqué par effets de bord : écriture à l'écran, dans un fichier, sur límprimante, modifications de variables définies a l'extérieur de la fonction (semestre 2). L'analogie avec la notion de fonction mathérmatique est perdue, et l'on préfère parler de procédure ou de routine en informatique pour ce type de fonctions en C. Un prototype de procédure est de la forme :</text:p>
      <text:p text:style-name="Texte_20_préformaté">void nom_fonction(type1 paramètre1,type2 paramètre2,...,typeN paramètreN);</text:p>
      <text:p text:style-name="Texte_20_préformaté"/>
      <text:p text:style-name="Text_20_body">void = néant, vide.</text:p>
      <text:p text:style-name="Text_20_body"/>
      <text:p text:style-name="Text_20_body">Exemple : </text:p>
      <text:p text:style-name="Text_20_body"><text:soft-page-break/>/* implantation de fonctions utilisateur */</text:p>
      <text:p text:style-name="Text_20_body">void affichage_rectangle_d_etoiles(int longueur,int largeur)</text:p>
      <text:p text:style-name="Text_20_body">{</text:p>
      <text:p text:style-name="Text_20_body"><text:s text:c="4"/>int i; /* var. de boucle */</text:p>
      <text:p text:style-name="Text_20_body"><text:s text:c="4"/>int j; /* var. de boucle */</text:p>
      <text:p text:style-name="Text_20_body"/>
      <text:p text:style-name="Text_20_body"><text:s text:c="4"/>for(i = 0;i &lt; largeur;i = i + 1) /* largeur fois */</text:p>
      <text:p text:style-name="Text_20_body"><text:s text:c="4"/>{</text:p>
      <text:p text:style-name="Text_20_body"><text:s text:c="8"/>/* affiche longueur etoiles */</text:p>
      <text:p text:style-name="Text_20_body"><text:s text:c="8"/>for(j = 0;j &lt; longueur;j = j + 1) /* longueur fois */</text:p>
      <text:p text:style-name="Text_20_body"><text:s text:c="8"/>{</text:p>
      <text:p text:style-name="Text_20_body"><text:s text:c="12"/>/* affiche une etoile */</text:p>
      <text:p text:style-name="Text_20_body"><text:s text:c="12"/>printf("*");</text:p>
      <text:p text:style-name="Text_20_body"><text:s text:c="8"/>}</text:p>
      <text:p text:style-name="Text_20_body"><text:s text:c="8"/>/* j &gt;= longueur */</text:p>
      <text:p text:style-name="Text_20_body"/>
      <text:p text:style-name="Text_20_body"><text:s text:c="8"/>/* passe a la ligne suivante */</text:p>
      <text:p text:style-name="Text_20_body"><text:s text:c="8"/>printf("\n");</text:p>
      <text:p text:style-name="Text_20_body"><text:s text:c="4"/>}</text:p>
      <text:p text:style-name="Text_20_body"><text:s text:c="4"/>/* i &gt;= largeur */</text:p>
      <text:p text:style-name="Text_20_body">}</text:p>
      <text:p text:style-name="Text_20_body"/>
      <text:p text:style-name="Text_20_body">La fin d'exécution est implicite lorsqu'on arrive à la fin du corps de la procédure. Il est cependant possible de la marquer explicitement si plusieurs fins sont possibles avec l'instruction :</text:p>
      <text:p text:style-name="Text_20_body">return;</text:p>
      <text:p text:style-name="Text_20_body"/>
      <text:p text:style-name="Text_20_body">Remarque : Les procédures peuvent être vues comme la définition de nouvelles instructions de haut niveau, correspondant à la réalisation de certaines tâches. Certains langages de programmation sont construits autour de la notion de procédures, on parle de programmation procédurale (<text:a xlink:type="simple" xlink:href="http://en.wikipedia.org/wiki/Procedural_programming">http://en.wikipedia.org/wiki/Procedural_programming</text:a>). </text:p>
      <text:p text:style-name="Text_20_body"><text:s/>à voir, plutôt E/S avancées au semestre 2 ?:</text:p>
      <text:p text:style-name="Text_20_body">En C, il est de tradition de définir des fonctions plutôt que des procédures...</text:p>
      <text:p text:style-name="Text_20_body"><text:s text:c="2"/>int printf(const char *format, ...);</text:p>
      <text:p text:style-name="Text_20_body">Upon successful return, these functions return the number of characters printed (not including the trailing '\0' used to end output to strings).</text:p>
      <text:p text:style-name="Text_20_body"/>
      <text:p text:style-name="Text_20_body">int scanf(const char *format, ...);</text:p>
      <text:p text:style-name="Text_20_body">These <text:s/>functions <text:s/>return <text:s/>the <text:s/>number of input items successfully matched and assigned, which can <text:soft-page-break/>be fewer than provided for, or even zero in the event of an early matching failure.</text:p>
      <text:h text:style-name="Heading_20_1" text:outline-level="1"><text:s/>Fonctions sans paramètres formels</text:h>
      <text:p text:style-name="Text_20_body"/>
      <text:p text:style-name="Text_20_body">Il est également possible de définir des fonctions sans entrée, bien que leur utilisation soit rare. Sans entrée, leur exécution produit toujours le même résultat et on préfère définir des constantes symboliques, ce qui est plus clair et plus rapide à l'exécution.</text:p>
      <text:p text:style-name="Text_20_body">Exemple : on fait</text:p>
      <text:p text:style-name="Text_20_body">#define PI 3.1415926 /* approximation de PI avec 7 décimales */</text:p>
      <text:p text:style-name="Text_20_body"/>
      <text:p text:style-name="Text_20_body">et jamais</text:p>
      <text:p text:style-name="Text_20_body">double pi()</text:p>
      <text:p text:style-name="Text_20_body">{</text:p>
      <text:p text:style-name="Text_20_body"><text:tab/>return <text:s/>3.1415926;</text:p>
      <text:p text:style-name="Text_20_body">}</text:p>
      <text:p text:style-name="Text_20_body"/>
      <text:p text:style-name="Text_20_body">Utilisation possible :</text:p>
      <text:p text:style-name="Text_20_body">int lit_entier()</text:p>
      <text:p text:style-name="Text_20_body">{</text:p>
      <text:p text:style-name="Text_20_body"><text:tab/>int a;</text:p>
      <text:p text:style-name="Text_20_body"/>
      <text:p text:style-name="Text_20_body"><text:tab/>scanf(« %d »,&amp;a);</text:p>
      <text:p text:style-name="Text_20_body"/>
      <text:p text:style-name="Text_20_body"><text:tab/>return a;</text:p>
      <text:p text:style-name="Text_20_body">}</text:p>
      <text:p text:style-name="Text_20_body"/>
      <text:p text:style-name="Text_20_body">Dans la pratique, elles sont souvent définie aussi sans valeur de retour (une procédure) et ne sont utilisées que pour leur effets de bord.</text:p>
      <text:p text:style-name="Text_20_body">Exemple :</text:p>
      <text:p text:style-name="Text_20_body">void affichage_menu()</text:p>
      <text:p text:style-name="Text_20_body">{</text:p>
      <text:p text:style-name="Text_20_body"><text:tab/>printf(« Menu : \n »); </text:p>
      <text:p text:style-name="Text_20_body"><text:tab/>printf(« 1) Choix 1\n »); </text:p>
      <text:p text:style-name="Text_20_body"><text:tab/>printf(« 2) Choix 2\n »); </text:p>
      <text:p text:style-name="Text_20_body"><text:tab/>printf(« 3) Choix 3\n »); </text:p>
      <text:p text:style-name="Text_20_body">}</text:p>
      <text:p text:style-name="Text_20_body"/>
      <text:h text:style-name="Heading_20_1" text:outline-level="1"><text:soft-page-break/><text:s/>Erreurs courantes </text:h>
      <text:p text:style-name="Text_20_body">Oublier de déclarer un nom de variable dans la définition d'une fonction : </text:p>
      <text:p text:style-name="Text_20_body"/>
      <text:p text:style-name="Standard">int addition(int, int) /* oh, on a oublie les noms de variables ! */</text:p>
      <text:p text:style-name="Standard">{</text:p>
      <text:p text:style-name="P2"><text:span text:style-name="T1"><text:s text:c="8"/>int c;</text:span></text:p>
      <text:p text:style-name="P2"><text:span text:style-name="T1"><text:s text:c="8"/>c = a+b;</text:span></text:p>
      <text:p text:style-name="P2"><text:span text:style-name="T1"><text:s text:c="4"/>return c;</text:span></text:p>
      <text:p text:style-name="Standard">}</text:p>
      <text:p text:style-name="Standard"/>
      <text:p text:style-name="Text_20_body">Il y a aussi les <text:span text:style-name="Source_20_Text">;</text:span> en trop : </text:p>
      <text:p text:style-name="Standard"/>
      <text:p text:style-name="Standard">int addition(int a, int b); <text:s text:c="4"/>/* il y a un ';' en trop !!! */</text:p>
      <text:p text:style-name="Standard">{</text:p>
      <text:p text:style-name="P2"><text:span text:style-name="T1"><text:s text:c="8"/>return a+b;</text:span></text:p>
      <text:p text:style-name="Standard">}</text:p>
      <text:p text:style-name="Standard"/>
      <text:p text:style-name="Text_20_body">Une autre erreur très fréquente est de redéclarer les noms de variables : </text:p>
      <text:p text:style-name="Standard"/>
      <text:p text:style-name="Standard">int addition(int a, int b)</text:p>
      <text:p text:style-name="Standard">{</text:p>
      <text:p text:style-name="P3"><text:s text:c="8"/>int a, b; <text:s/>/* <text:s/>variables deja declarees dans l'en-tete */</text:p>
      <text:p text:style-name="P3"><text:tab/><text:tab/><text:tab/><text:tab/>/* <text:s/>de la fonction */</text:p>
      <text:p text:style-name="P2"><text:span text:style-name="T1"><text:s text:c="8"/>return a+b;</text:span></text:p>
      <text:p text:style-name="Standard">}</text:p>
      <text:p text:style-name="Standard"/>
      <text:p text:style-name="Text_20_body">Si une fonction n'est pas de type <text:span text:style-name="Source_20_Text">void</text:span>, attention à bien retourner une valeur : </text:p>
      <text:p text:style-name="Standard"/>
      <text:p text:style-name="Standard">int addition(int a, int b)</text:p>
      <text:p text:style-name="Standard">{</text:p>
      <text:p text:style-name="P2"><text:span text:style-name="T1"><text:s text:c="8"/>int c;</text:span></text:p>
      <text:p text:style-name="P2"><text:span text:style-name="T1"><text:s text:c="8"/>c = a + b;</text:span></text:p>
      <text:p text:style-name="P2"><text:span text:style-name="T1"><text:s text:c="8"/>return; /* on oublie de retourner un entier ! */</text:span></text:p>
      <text:p text:style-name="Standar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Times" svg:font-family="Times, 'Times New Roman'"/>
    <style:font-face style:name="Nimbus Mono L" svg:font-family="'Nimbus Mono L', 'Courier New'" style:font-family-generic="modern"/>
    <style:font-face style:name="Helvetica" svg:font-family="Helvetica" style:font-family-generic="swiss"/>
    <style:font-face style:name="DejaVuSans" svg:font-family="DejaVuSans" style:font-pitch="variable"/>
    <style:font-face style:name="HG Mincho Light J" svg:font-family="'HG Mincho Light J', msmincho" style:font-pitch="variable"/>
    <style:font-face style:name="Tahoma" svg:font-family="Tahoma"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fo:font-size="12pt" fo:language="fr" fo:country="FR"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re" style:family="paragraph" style:parent-style-name="Standard" style:next-style-name="Text_20_body">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Heading_20_1" style:display-name="Heading 1" style:family="paragraph" style:parent-style-name="Titre" style:next-style-name="Text_20_body" style:class="text" style:default-outline-level="1">
      <style:paragraph-properties fo:margin-left="0cm" fo:margin-right="0cm" fo:text-indent="0cm" style:auto-text-indent="false"/>
      <style:text-properties style:font-name="Times New Roman" fo:font-size="20pt" fo:font-weight="bold" style:font-size-asian="20pt" style:font-weight-asian="bold" style:font-size-complex="20pt" style:font-weight-complex="bold"/>
    </style:style>
    <style:style style:name="Heading_20_2" style:display-name="Heading 2" style:family="paragraph" style:parent-style-name="Titre" style:next-style-name="Text_20_body" style:class="text" style:default-outline-level="2">
      <style:paragraph-properties fo:margin-left="0cm" fo:margin-right="0cm" fo:text-indent="0cm" style:auto-text-indent="false">
        <style:tab-stops>
          <style:tab-stop style:position="0cm"/>
        </style:tab-stops>
      </style:paragraph-properties>
      <style:text-properties style:font-name="Times New Roman" fo:font-size="16pt" fo:font-weight="bold" style:font-name-asian="DejaVuSans" style:font-size-asian="16pt" style:font-weight-asian="bold" style:font-name-complex="Tahoma" style:font-size-complex="16pt" style:font-weight-complex="bold"/>
    </style:style>
    <style:style style:name="Heading_20_3" style:display-name="Heading 3" style:family="paragraph" style:parent-style-name="Titre" style:next-style-name="Text_20_body" style:class="text" style:default-outline-level="3">
      <style:paragraph-properties fo:margin-left="0cm" fo:margin-right="0cm" fo:text-indent="0cm" style:auto-text-indent="false">
        <style:tab-stops>
          <style:tab-stop style:position="0cm"/>
        </style:tab-stops>
      </style:paragraph-properties>
      <style:text-properties style:font-name="Nimbus Roman No9 L" fo:font-size="14pt" fo:font-weight="bold" style:font-name-asian="DejaVuSans" style:font-size-asian="14pt" style:font-weight-asian="bold" style:font-name-complex="Tahoma" style:font-size-complex="14pt" style:font-weight-complex="bold"/>
    </style:style>
    <style:style style:name="Heading_20_4" style:display-name="Heading 4" style:family="paragraph" style:parent-style-name="Titre" style:next-style-name="Text_20_body" style:class="text" style:default-outline-level="4">
      <style:paragraph-properties fo:margin-left="0cm" fo:margin-right="0cm" fo:text-indent="0cm" style:auto-text-indent="false"/>
      <style:text-properties style:font-name="Nimbus Roman No9 L" fo:font-size="12pt" fo:font-weight="bold" style:font-name-asian="DejaVuSans" style:font-size-asian="12pt" style:font-weight-asian="bold" style:font-name-complex="Tahoma" style:font-size-complex="12pt" style:font-weight-complex="bold"/>
    </style:style>
    <style:style style:name="Légende" style:family="paragraph" style:parent-style-name="Standard">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Répertoire" style:family="paragraph" style:parent-style-name="Standard">
      <style:paragraph-properties text:number-lines="false" text:line-number="0"/>
      <style:text-properties style:font-name="Times" style:font-name-complex="Tahoma1"/>
    </style:style>
    <style:style style:name="Citation" style:family="paragraph" style:parent-style-name="Standard">
      <style:paragraph-properties fo:margin-left="1cm" fo:margin-right="1cm" fo:margin-top="0cm" fo:margin-bottom="0.499cm" fo:text-indent="0cm" style:auto-text-indent="false"/>
    </style:style>
    <style:style style:name="Texte_20_préformaté" style:display-name="Texte préformaté" style:family="paragraph" style:parent-style-name="Standard">
      <style:paragraph-properties fo:margin-top="0cm" fo:margin-bottom="0cm"/>
      <style:text-properties style:font-name="Nimbus Mono L" fo:font-size="10pt" style:font-name-asian="Nimbus Mono L" style:font-size-asian="10pt" style:font-name-complex="Nimbus Mono L" style:font-size-complex="10pt"/>
    </style:style>
    <style:style style:name="Ligne_20_horizontale" style:display-name="Ligne horizontale" style:family="paragraph" style:parent-style-name="Standard" style:next-style-name="Text_20_body">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Texte_20_source" style:display-name="Texte source" style:family="text">
      <style:text-properties style:font-name="Nimbus Mono L" style:font-name-asian="Nimbus Mono L" style:font-name-complex="Nimbus Mono L"/>
    </style:style>
    <style:style style:name="Caractères_20_de_20_numérotation" style:display-name="Caractères de numérotation" style:family="text"/>
    <style:style style:name="Texte_20_non_20_proportionnel" style:display-name="Texte non proportionnel" style:family="text">
      <style:text-properties style:font-name="Nimbus Mono L" style:font-name-asian="Nimbus Mono L" style:font-name-complex="Nimbus Mono 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Nimbus Mono L" style:font-name-asian="Nimbus Mono L" style:font-name-complex="Nimbus Mono 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5">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7$Build-9354</meta:generator>
    <meta:initial-creator>Céline Rouveirol</meta:initial-creator>
    <meta:creation-date>2008-01-09T22:54:00</meta:creation-date>
    <dc:date>2008-12-05T09:15:20</dc:date>
    <meta:print-date>2008-11-30T23:29:51</meta:print-date>
    <meta:editing-cycles>23</meta:editing-cycles>
    <meta:editing-duration>PT32H08M25S</meta:editing-duration>
    <meta:document-statistic meta:table-count="0" meta:image-count="0" meta:object-count="0" meta:page-count="5" meta:paragraph-count="130" meta:word-count="836" meta:character-count="5012"/>
    <meta:user-defined meta:name="Info 1"/>
    <meta:user-defined meta:name="Info 2"/>
    <meta:user-defined meta:name="Info 3"/>
    <meta:user-defined meta:name="Info 4"/>
  </office:meta>
</office:document-meta>
</file>